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c1e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QUERIMENTOS:</text:p>
      <text:p text:style-name="Standard"/>
      <text:p text:style-name="Standard"><text:tab/>python3</text:p>
      <text:p text:style-name="Standard"><text:tab/>pyqt5</text:p>
      <text:p text:style-name="Standard"><text:tab/>numpy</text:p>
      <text:p text:style-name="Standard"/>
      <text:p text:style-name="Standard">INICIALIZAÇÃO:</text:p>
      <text:p text:style-name="Standard"/>
      <text:p text:style-name="Standard"><text:tab/>- Abra o terminal e na pasta raiz do projeto digite:</text:p>
      <text:p text:style-name="Standard"/>
      <text:p text:style-name="Standard"><text:tab/><text:tab/>python3 /tra<text:span text:style-name="T1">balho</text:span>.py</text:p>
      <text:p text:style-name="Standard"/>
      <text:p text:style-name="Standard"/>
      <text:p text:style-name="Standard">USO:</text:p>
      <text:p text:style-name="Standard"/>
      <text:p text:style-name="Standard"><text:tab/>- Os ícones superiores são referentes as curvas, a limpar a tela e a sair do programa.</text:p>
      <text:p text:style-name="Standard"/>
      <text:p text:style-name="Standard"><text:tab/>CURVAS:</text:p>
      <text:p text:style-name="Standard"><text:tab/><text:tab/>Para criar uma curva, clique no símbolo da curva de Bêzier, logo após, o clique inicial será para o ponto inicial da curva. Os próximos 2 cliques serão como parâmetros para fornecer ao algoritmo a forma aproximada da curva. O clique final será para o ponto final da curva. Logo após os quatro (4) cliques, a curva será plot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22:02:39.949799685</meta:creation-date>
    <dc:date>2018-11-29T22:06:17.388850346</dc:date>
    <meta:editing-duration>PT46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11" meta:word-count="96" meta:character-count="551" meta:non-whitespace-character-count="456"/>
  </office:meta>
</office:document-meta>
</file>